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65in"/>
    </style:style>
    <style:style style:name="co3" style:family="table-column">
      <style:table-column-properties fo:break-before="auto" style:column-width="4.072in"/>
    </style:style>
    <style:style style:name="co4" style:family="table-column">
      <style:table-column-properties fo:break-before="auto" style:column-width="1.0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3299in" fo:break-before="auto" style:use-optimal-row-height="true"/>
    </style:style>
    <style:style style:name="ro7" style:family="table-row">
      <style:table-row-properties style:row-height="0.1689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99"/>
    <style:style style:name="ce3" style:family="table-cell" style:parent-style-name="Default" style:data-style-name="N99">
      <style:table-cell-properties fo:background-color="transparent"/>
    </style:style>
    <style:style style:name="ce4" style:family="table-cell" style:parent-style-name="Default">
      <style:table-cell-properties fo:background-color="#ffff00" fo:wrap-option="wra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transparent" fo:wrap-option="wrap"/>
    </style:style>
    <style:style style:name="ce7" style:family="table-cell" style:parent-style-name="Default">
      <style:table-cell-properties style:text-align-source="value-type" style:repeat-content="false" fo:wrap-option="wrap"/>
      <style:paragraph-properties fo:margin-left="0in"/>
    </style:style>
    <style:style style:name="ce8" style:family="table-cell" style:parent-style-name="Default" style:data-style-name="N37"/>
    <style:style style:name="ce9" style:family="table-cell" style:parent-style-name="Default" style:data-style-name="N37">
      <style:table-cell-properties fo:background-color="transparent"/>
    </style:style>
    <style:style style:name="ce10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1" table:default-cell-style-name="ce5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2">
          <table:table-cell table:style-name="ce1" office:value-type="string">
            <text:p>Completed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Who</text:p>
          </table:table-cell>
          <table:table-cell table:style-name="ce1" office:value-type="string">
            <text:p>Date added</text:p>
          </table:table-cell>
          <table:table-cell table:style-name="ce1" office:value-type="string">
            <text:p>Importance</text:p>
          </table:table-cell>
          <table:table-cell table:style-name="ce1" office:value-type="string">
            <text:p>Urgency</text:p>
          </table:table-cell>
          <table:table-cell table:style-name="ce1" office:value-type="string">
            <office:annotation draw:style-name="gr1" draw:text-style-name="P1" svg:width="1.1413in" svg:height="2.4118in" svg:x="9.3193in" svg:y="0in" draw:caption-point-x="-0.2402in" draw:caption-point-y="0.0039in">
              <dc:creator>DZ</dc:creator>
              <dc:date>2012-05-20T00:00:00</dc:date>
              <text:p text:style-name="P1"><text:span text:style-name="T1">1-10: 1 deep, 10 = surface. The level of the system the task relates to: from deep (e.g. rewriting a base engine feature with effect on many other parts) to surface (e.g. changing a label that appears to the user)</text:span></text:p>
            </office:annotation>
            <text:p>System level</text:p>
          </table:table-cell>
          <table:table-cell table:style-name="ce1" office:value-type="string">
            <text:p>Estimated time</text:p>
          </table:table-cell>
          <table:table-cell table:style-name="ce1" office:value-type="string">
            <text:p>Time estimation confidence</text:p>
          </table:table-cell>
          <table:table-cell table:style-name="ce1" table:number-columns-repeated="1015"/>
        </table:table-row>
        <table:table-row table:style-name="ro3">
          <table:table-cell/>
          <table:table-cell office:value-type="string">
            <text:p>Create an on real-time syntax constraint tool (compare with GFA basic Atari) for player translation editor.</text:p>
          </table:table-cell>
          <table:table-cell/>
          <table:table-cell table:style-name="ce8" office:value-type="date" office:date-value="2011-11-20">
            <text:p>11/20/1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Good, but easy to implement, first increment for complete scoring mechanism, which also keeps into account time and fact that some source texts are easier to translate.</text:p>
          </table:table-cell>
          <table:table-cell/>
          <table:table-cell table:style-name="ce8" office:value-type="date" office:date-value="2012-05-05">
            <text:p>05/05/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101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office:value-type="string">
            <text:p>Temporarily switch of double check player in recap</text:p>
          </table:table-cell>
          <table:table-cell/>
          <table:table-cell table:style-name="ce8" office:value-type="date" office:date-value="2012-05-05">
            <text:p>05/05/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For testing purposes: make auto login testplayer</text:p>
          </table:table-cell>
          <table:table-cell/>
          <table:table-cell table:style-name="ce8" office:value-type="date" office:date-value="2012-05-05">
            <text:p>05/05/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Bridge construction round: change text: actually include the verbs and the subject.</text:p>
          </table:table-cell>
          <table:table-cell/>
          <table:table-cell table:style-name="ce8" office:value-type="date" office:date-value="2012-05-05">
            <text:p>05/05/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Defence algorithm round: show algorithm in pure folnuminqua</text:p>
          </table:table-cell>
          <table:table-cell/>
          <table:table-cell table:style-name="ce8" office:value-type="date" office:date-value="2012-05-05">
            <text:p>05/05/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3">
          <table:table-cell table:style-name="ce3" office:value-type="boolean" office:boolean-value="false">
            <text:p>FALSE</text:p>
          </table:table-cell>
          <table:table-cell table:style-name="ce6" office:value-type="string">
            <text:p>Defence algorithm round: show natural language without ADT constructors</text:p>
          </table:table-cell>
          <table:table-cell table:style-name="ce6"/>
          <table:table-cell table:style-name="ce9" office:value-type="date" office:date-value="2012-05-05">
            <text:p>05/05/12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5">
            <text:p>15</text:p>
          </table:table-cell>
          <table:table-cell table:style-name="ce10" table:number-columns-repeated="101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office:value-type="string">
            <text:p>Switch off constitutions menu item for now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 RECAP mention ALL previous result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BUG: if using x as variable P(x,..) things go wro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office:value-type="float" office:value="20">
            <text:p>20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Show clock counting down while playing, next to it the player's shortest time + overall shortest time</text:p>
          </table:table-cell>
          <table:table-cell table:style-name="ce7"/>
          <table:table-cell table:style-name="ce8" office:value-type="date" office:date-value="2012-05-21">
            <text:p>05/21/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o-developers participation call/request</text:p>
          </table:table-cell>
          <table:table-cell/>
          <table:table-cell table:style-name="ce8" office:value-type="date" office:date-value="2012-05-21">
            <text:p>05/21/12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ditor for constitutions</text:p>
          </table:table-cell>
          <table:table-cell office:value-type="string">
            <text:p>koen?</text:p>
          </table:table-cell>
          <table:table-cell table:style-name="ce8" office:value-type="date" office:date-value="2012-05-25">
            <text:p>05/25/12</text:p>
          </table:table-cell>
          <table:table-cell table:number-columns-repeated="2" office:value-type="float" office:value="10">
            <text:p>10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Bug: constants cannot start with uppercase now because fof format doesn't support it (which are used by eprover and also paradox?). Find work around</text:p>
          </table:table-cell>
          <table:table-cell/>
          <table:table-cell table:style-name="ce8" office:value-type="date" office:date-value="2012-05-30">
            <text:p>05/30/12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Is there a scala equivalent to Calendar and Date in java? Needed for: transform time in millis to normal date format to show users.</text:p>
          </table:table-cell>
          <table:table-cell/>
          <table:table-cell table:style-name="ce8" office:value-type="date" office:date-value="2012-06-02">
            <text:p>06/02/1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Rethink inclusion of &lt;lift:child&gt; tag around constitution body text: without parsing?</text:p>
          </table:table-cell>
          <table:table-cell/>
          <table:table-cell table:style-name="ce8" office:value-type="date" office:date-value="2012-06-12">
            <text:p>06/12/12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Inverse of dentist is patient, but if a question with patient is formed, it will be strange if the other role is “dentist” (see communication with Geoff). Why? Solve.</text:p>
          </table:table-cell>
          <table:table-cell/>
          <table:table-cell table:style-name="ce8" office:value-type="date" office:date-value="2012-06-14">
            <text:p>06/14/12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(Design) should removing of constitutions be allowed, and if so, how?</text:p>
          </table:table-cell>
          <table:table-cell/>
          <table:table-cell table:style-name="ce8" office:value-type="date" office:date-value="2012-06-18">
            <text:p>06/18/1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How to create dialog box in lift scala? (needed for “are you sure U wanna do this boxes etc.” etc.)</text:p>
          </table:table-cell>
          <table:table-cell/>
          <table:table-cell table:style-name="ce8" office:value-type="date" office:date-value="2012-06-18">
            <text:p>06/18/12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Efficiency of loading constitutions into memory: are all constitutions loaded separately for each user session (thus: 10 users logged in then 10 times the same constitutions are loaded into memory), or not? If the first is the case: change this.</text:p>
          </table:table-cell>
          <table:table-cell/>
          <table:table-cell table:style-name="ce8" office:value-type="date" office:date-value="2012-06-23">
            <text:p>06/23/1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In historic view of constitution, also show details of constitution object at that moment (number of followers etc. etc.)?</text:p>
          </table:table-cell>
          <table:table-cell/>
          <table:table-cell table:style-name="ce8" office:value-type="date" office:date-value="2012-07-28">
            <text:p>07/28/1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When reloading Constitution edit page, if errors, then show previously entered publish description.</text:p>
          </table:table-cell>
          <table:table-cell/>
          <table:table-cell table:style-name="ce8" office:value-type="date" office:date-value="2012-07-31">
            <text:p>07/31/12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Make TableSorter work with Lif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Bug in test see log</text:p>
          </table:table-cell>
          <table:table-cell/>
          <table:table-cell table:style-name="ce8" office:value-type="date" office:date-value="2012-11-09">
            <text:p>11/09/12</text:p>
          </table:table-cell>
          <table:table-cell table:number-columns-repeated="1020"/>
        </table:table-row>
        <table:table-row table:style-name="ro6">
          <table:table-cell/>
          <table:table-cell office:value-type="string">
            <text:p>bug: restarting app, gives other average percentage correct (some drop off), also see webapproot/log/bug2012.11.09</text:p>
          </table:table-cell>
          <table:table-cell/>
          <table:table-cell table:style-name="ce8" office:value-type="date" office:date-value="2012-11-09">
            <text:p>11/09/1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Improve transparency of scoring calculation so that players and I can always check it</text:p>
          </table:table-cell>
          <table:table-cell/>
          <table:table-cell table:style-name="ce8" office:value-type="date" office:date-value="2012-11-09">
            <text:p>11/09/12</text:p>
          </table:table-cell>
          <table:table-cell table:number-columns-repeated="1020"/>
        </table:table-row>
        <table:table-row table:style-name="ro6">
          <table:table-cell/>
          <table:table-cell office:value-type="string">
            <text:p>Investigate idea to give players access to underlying database for checks</text:p>
          </table:table-cell>
          <table:table-cell/>
          <table:table-cell table:style-name="ce8" office:value-type="date" office:date-value="2012-11-09">
            <text:p>11/09/12</text:p>
          </table:table-cell>
          <table:table-cell table:number-columns-repeated="1020"/>
        </table:table-row>
        <table:table-row table:style-name="ro6">
          <table:table-cell/>
          <table:table-cell office:value-type="string">
            <text:p>develop.issueHBOtoConsti: scrolling is not possible, try it with a longer constitution, for example constitution 1.</text:p>
          </table:table-cell>
          <table:table-cell office:value-type="string">
            <text:p>koen</text:p>
          </table:table-cell>
          <table:table-cell table:style-name="ce8" office:value-type="date" office:date-value="2013-05-14">
            <text:p>05/14/13</text:p>
          </table:table-cell>
          <table:table-cell table:number-columns-repeated="1020"/>
        </table:table-row>
        <table:table-row table:style-name="ro7">
          <table:table-cell/>
          <table:table-cell office:value-type="string">
            <text:p>Modern style textboxes (showing what to do in that textbox)</text:p>
          </table:table-cell>
          <table:table-cell office:value-type="string">
            <text:p>Laurens?</text:p>
          </table:table-cell>
          <table:table-cell table:style-name="ce8" office:value-type="date" office:date-value="2013-05-23">
            <text:p>05/23/13</text:p>
          </table:table-cell>
          <table:table-cell table:number-columns-repeated="1020"/>
        </table:table-row>
        <table:table-row table:style-name="ro8" table:number-rows-repeated="104854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jabadoo Zakaria</meta:initial-creator>
    <meta:creation-date>2012-05-20T15:23:34</meta:creation-date>
    <dc:date>2013-05-24T02:19:11</dc:date>
    <meta:editing-duration>PT20H18M40S</meta:editing-duration>
    <meta:editing-cycles>46</meta:editing-cycles>
    <meta:generator>LibreOffice/3.5$Linux_X86_64 LibreOffice_project/350m1$Build-2</meta:generator>
    <meta:document-statistic meta:table-count="3" meta:cell-count="110" meta:object-count="0"/>
  </office:meta>
</office:document-meta>
</file>